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Dialogs/dialog-lc.xml" manifest:media-type="text/xml"/>
  <manifest:file-entry manifest:full-path="Dialogs/Standard/dialog-lb.xml" manifest:media-type="text/xml"/>
  <manifest:file-entry manifest:full-path="Dialogs/Standard/OpenDialog.xml" manifest:media-type="text/xml"/>
  <manifest:file-entry manifest:full-path="Dialogs/Standard/Passwd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Menu Aktivasi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Standard.Module1.ShowingDialog?language=Basic&amp;location=document" xlink:type="simple"/>
              </office:event-listeners>
            </form:button>
          </form:form>
        </office:forms>
        <table:shapes>
          <draw:control draw:z-index="0" draw:text-style-name="P1" svg:width="53.69mm" svg:height="12.22mm" svg:x="4.13mm" svg:y="3.45mm" draw:control="control1"/>
        </table:shapes>
        <table:table-column table:style-name="co1" table:default-cell-style-name="ce2"/>
        <table:table-column table:style-name="co1" table:number-columns-repeated="457" table:default-cell-style-name="Default"/>
        <table:table-column table:style-name="co1" table:default-cell-style-name="ce1"/>
        <table:table-row table:style-name="ro1">
          <table:table-cell table:style-name="ce1"/>
          <table:table-cell table:number-columns-repeated="458"/>
        </table:table-row>
        <table:table-row table:style-name="ro1" table:number-rows-repeated="97">
          <table:table-cell table:number-columns-repeated="459"/>
        </table:table-row>
        <table:table-row table:style-name="ro1">
          <table:table-cell table:number-columns-repeated="458"/>
          <table:table-cell table:style-name="ce2"/>
        </table:table-row>
        <table:table-row table:style-name="ro1">
          <table:table-cell table:number-columns-repeated="458"/>
          <table:table-cell table:style-name="Default"/>
        </table:table-row>
        <table:table-row table:style-name="ro1">
          <table:table-cell table:number-columns-repeated="458"/>
          <table:table-cell table:style-name="Default" office:value-type="float" office:value="43287" calcext:value-type="float">
            <text:p>43287</text:p>
          </table:table-cell>
        </table:table-row>
        <table:table-row table:style-name="ro1">
          <table:table-cell table:number-columns-repeated="458"/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table:number-columns-repeated="458"/>
          <table:table-cell table:style-name="Default"/>
        </table:table-row>
        <table:table-row table:style-name="ro1">
          <table:table-cell table:number-columns-repeated="458"/>
          <table:table-cell table:style-name="Default" office:value-type="string" calcext:value-type="string">
            <text:p>project1</text:p>
          </table:table-cell>
        </table:table-row>
        <table:table-row table:style-name="ro1">
          <table:table-cell table:number-columns-repeated="458"/>
          <table:table-cell table:style-name="Default"/>
        </table:table-row>
        <table:table-row table:style-name="ro1" table:number-rows-repeated="1048470">
          <table:table-cell table:number-columns-repeated="459"/>
        </table:table-row>
        <table:table-row table:style-name="ro1">
          <table:table-cell table:number-columns-repeated="4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6">00/00/0000</text:date>, <text:time style:data-style-name="N2" text:time-value="15:37:46.026139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Rahmat</meta:initial-creator>
    <meta:creation-date>2018-07-03T10:43:18.842406869</meta:creation-date>
    <dc:date>2018-07-06T18:34:13.443763250</dc:date>
    <meta:editing-duration>PT20H39M56S</meta:editing-duration>
    <meta:editing-cycles>675</meta:editing-cycles>
    <meta:generator>LibreOffice/6.0.5.2$Linux_X86_64 LibreOffice_project/00m0$Build-2</meta:generator>
    <dc:creator>Richie Rahmat</dc:creator>
    <meta:document-statistic meta:table-count="1" meta:cell-count="3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Dim Dlg as Object
Dim Dlg1 as Object
Dim Doc as Object


Sub Main
conditionalfilename
ShowingDialog

End Sub

Sub ShowingDialog

DialogLibraries.LoadLibrary("Standard")
Dlg = CreateUnoDialog(DialogLibraries.Standard.OpenDialog)

GlobalScope.BasicLibraries.loadLibrary("Tools")
path=DirectoryNameoutofPath(ThisComponent.getURL(),"/")
path1 = path + "/binakarir.png"


oImageControlModel = Dlg.Model.ImageControl1
oImageControlModel.ImageURL =path1 REM -- default location  "file:///home/pmc/Projects/macrolibre/LibreCalc/binakarir.png"
oImageControlModel.ScaleImage = True
Dlg.Model.Step=1
Dlg.Execute()
Dlg.dispose()

End Sub


Sub Goingstep1()

Dlg.Model.Step=Dlg.Model.Step-1

End Sub

Sub Goingstep2()

Dlg.Model.Step=Dlg.Model.Step+1
FileName(f,d)
getoldpassword()
End Sub

Sub Finish()

Datelimit()


dlg.enddialog(1)

End Sub

function Datelimit

controlday = dlg.getcontrol("NumericField2")
datenow = controlday.getvalue()


Inserformulatoday(datenow)

End Function

function findname(mynamefile)
sURL = thiscomponent.getURL()
url = getURLFromString(sURL, "file:")
mynamefile = url.name



end function


Function getURLFromString(s$, optional protocol)
REM returns a com.sun.star.util.URL or Basic Null for invalid urls
Dim url as new com.sun.star.util.URL
Dim srv, bSuccess as Boolean
   if isMissing(protocol) then protocol = ""
   srv = createUnoService("com.sun.star.util.URLTransformer")
   url.Complete = s
   if len(protocol)&gt;0 then
        bSuccess = srv.parseSmart(url, protocol)
    else
        bSuccess = srv.parseStrict(url)
    endif
   if bSuccess then
      getURLFromString = url
   else
      getURLFromString = Null
   endif
End Function

function getoldpassword()

dlg.getcontrol("TextField4")
doc = thiscomponent
sheet = doc.sheets().getbyname("Main")
getoldpassword = sheet.getcellrangebyname("QQ100")



oldpassword = dlg.getcontrol("TextField4").SetText(getoldpassword.string)

end function

sub conditionalfilename

doc = thiscomponent
findname(mynamefile)
chrtotal = len(mynamefile)
chrright = len(right(mynamefile,4))
chrfile = chrtotal-chrright

mynamefilen = left(mynamefile,chrfile)
path=DirectoryNameoutofPath(ThisComponent.getURL(),"/")
sheet = doc.sheets().getbyname("Main")
cell = right(path,17)

print cell
print path
print mynamefilen

conditionnamefile = doc.sheets().getbyname("Main").getcellrangebyname("QQ104").string
print conditionnamefile
conditionactive = doc.sheets().getbyname("Main").getcellrangebyname("QQ102").value




if conditionactive = 1 then
   print "Sukses"
		if mynamefilen = conditionnamefile then
			print "nama file sama"
		else
			print ("keluar program")

		end if
	
else 
	print "keluar program"
end if

end sub



function FileName(filesnamecurrent,direktoriname)


controldirektori = dlg.getcontrol("TextField3")
controlnamefile = dlg.getcontrol("TextField2")

findname(mynamefile)
chrtotal = len(mynamefile)
chrright = len(right(mynamefile,4))
chrfile = chrtotal-chrright

mynamefilen = left(mynamefile,chrfile)
path=DirectoryNameoutofPath(ThisComponent.getURL(),"/")
sheet = doc.sheets().getbyname("Main")
cell = right(path,17)
direktoriname = controldirektori.setText(cell)
filesnamecurrent = controlnamefile.setText(mynamefilen)
REm doc.sheets().getbyname("Main").getcellrangebyname("QQ103").string = cell
doc.sheets().getbyname("Main").getcellrangebyname("QQ104").string  = mynamefilen

End function


Sub useradmin()

ShowingDlgPass()

End Sub


function ShowingDlgPass()

DialogLibraries.LoadLibrary("Standard")
Dlg1 = CreateUnoDialog(DialogLibraries.Standard.Passwd)

GlobalScope.BasicLibraries.loadLibrary("Tools")

Dlg1.Execute()
Dlg1.Dispose()

End Function


Sub Optionalstatement()

Value = dlg1.getcontrol("TextField1")
InputVal = Value.getText()
SetdatainQQ100(passvalue)

	if InputVal = passvalue then
		Rem msgbox ("Berhasil Masuk",0)
		dlg1.endDialog(1)
		Goingstep2

	else 
		msgbox ("salah password",0)
		dlg1.endDialog(1)
	
	end if

End Sub

Function SetdatainQQ100(passvalue)
	Doc = ThisComponent
	REM doc.sheets().getbyname("Main").getcellrangebyname("QQ100").String = "admin"
	passvalue = doc.sheets().getbyname("Main").getcellrangebyname("QQ100").string
	Rem print (doc.sheets().getbyname("Main").getcellrangebyname("QQ100").string)
End Function

Sub UbahPasswd()

getTextField = dlg.getcontrol("TextField1")
mystring = getTextField.gettext()
thiscomponent.sheets().getbyname("Main").getcellrangebyname("QQ100").string = mystring
getTextField.settext("")

End Sub

function Inserformulatoday(datenow)

Doc = ThisComponent
doc.sheets(0).getcellrangebyname("qq101").value = date + datenow
datenow = doc.sheets(0).getcellrangebyname("qq101").value
REm print (datenow)

End function



sub checkdirectoryparent

doc = thiscomponent

path=DirectoryNameoutofPath(ThisComponent.getURL(),"/")
sheet = doc.sheets().getbyname("Main")
cell = right(path,17)
rem print cell
if Cell = "AplikasiBinaKarir" then
		lenpath = len(path)-len(cell)
		pathname = left(path,lenpath)
		rem print pathname
else 
	doc.close(True)

end if
end sub


Sub ActivateSwitch()
Datelimit()
setkodeqq102(kode)
FileName(f,d)

End Sub



Sub DefaultSetting()
Doc = ThisComponent
Sheet = Doc.sheets().getbyname("Main")
Sheet.getcellrangebyname("QQ100:QQ105").clearcontents(1 or 2 or 4 or 8 or 16 or 32 or 64 or 128 or 256 or 512)

End Sub


Function setkodeqq102(getkodetoqq102)
Doc = ThisComponent
Sheet = Doc.sheets().getbyname("Main")
Sheet.getcellrangebyname("QQ102").Value = 1
setkodetoqq102 = Sheet.getcellrangebyname("QQ102").value 
getkodetoqq102 = Sheet.getcellrangebyname("QQ102")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OpenDialog.xml><?xml version="1.0" encoding="utf-8"?>
<!DOCTYPE window  PUBLIC '-//OpenOffice.org//DTD OfficeDocument 1.0//EN'  'dialog.dtd'>
<dlg:window xmlns:dlg="http://openoffice.org/2000/dialog" xmlns:script="http://openoffice.org/2000/script" dlg:id="OpenDialog" dlg:left="136" dlg:top="50" dlg:width="172" dlg:height="179" dlg:page="2" dlg:closeable="true" dlg:moveable="true" dlg:title="Bina Karir">
  <dlg:styles>
    <dlg:style dlg:style-id="0" dlg:border="none"/>
    <dlg:style dlg:style-id="1" dlg:font-height="20"/>
  </dlg:styles>
  <dlg:bulletinboard>
    <dlg:img dlg:style-id="0" dlg:id="ImageControl1" dlg:tab-index="0" dlg:left="34" dlg:top="4" dlg:width="101" dlg:height="50" dlg:page="1"/>
    <dlg:text dlg:id="Label1" dlg:tab-index="1" dlg:left="20" dlg:top="60" dlg:width="124" dlg:height="13" dlg:page="1" dlg:value="Activator" dlg:align="center" dlg:valign="center"/>
    <dlg:button dlg:id="CommandButton1" dlg:tab-index="2" dlg:left="54" dlg:top="152" dlg:width="59" dlg:height="22" dlg:page="1" dlg:value="Lanjut"/>
    <dlg:button dlg:id="CommandButton2" dlg:tab-index="3" dlg:left="140" dlg:top="160" dlg:width="32" dlg:height="9" dlg:page="1" dlg:value="Admin">
      <script:event script:event-name="on-performaction" script:macro-name="vnd.sun.star.script:Standard.Module1.useradmin?language=Basic&amp;location=document" script:language="Script"/>
    </dlg:button>
    <dlg:text dlg:id="Label2" dlg:tab-index="4" dlg:left="0" dlg:top="4" dlg:width="58" dlg:height="15" dlg:page="2" dlg:value="Nama File" dlg:valign="center"/>
    <dlg:text dlg:id="Label3" dlg:tab-index="5" dlg:left="0" dlg:top="43" dlg:width="69" dlg:height="15" dlg:page="2" dlg:value="Batas Penambahan Hari" dlg:valign="center"/>
    <dlg:text dlg:id="Label4" dlg:tab-index="6" dlg:left="0" dlg:top="110" dlg:width="40" dlg:height="15" dlg:page="2" dlg:value="Ubah Sandi" dlg:valign="center"/>
    <dlg:button dlg:id="CommandButton3" dlg:tab-index="8" dlg:left="95" dlg:top="160" dlg:width="34" dlg:height="14" dlg:page="2" dlg:value="Kembali">
      <script:event script:event-name="on-performaction" script:macro-name="vnd.sun.star.script:Standard.Module1.Goingstep1?language=Basic&amp;location=document" script:language="Script"/>
    </dlg:button>
    <dlg:button dlg:id="CommandButton4" dlg:tab-index="9" dlg:left="132" dlg:top="160" dlg:width="34" dlg:height="14" dlg:page="2" dlg:value="Okay">
      <script:event script:event-name="on-performaction" script:macro-name="vnd.sun.star.script:Standard.Module1.Finish?language=Basic&amp;location=document" script:language="Script"/>
    </dlg:button>
    <dlg:textfield dlg:id="TextField1" dlg:tab-index="7" dlg:left="44" dlg:top="112" dlg:width="64" dlg:height="13" dlg:page="2"/>
    <dlg:button dlg:id="CommandButton5" dlg:tab-index="10" dlg:left="130" dlg:top="112" dlg:width="39" dlg:height="12" dlg:page="2" dlg:value="Ubah">
      <script:event script:event-name="on-performaction" script:macro-name="vnd.sun.star.script:Standard.Module1.UbahPasswd?language=Basic&amp;location=document" script:language="Script"/>
    </dlg:button>
    <dlg:numericfield dlg:id="NumericField2" dlg:tab-index="11" dlg:left="71" dlg:top="43" dlg:width="22" dlg:height="16" dlg:page="2" dlg:decimal-accuracy="0"/>
    <dlg:text dlg:id="Label5" dlg:tab-index="12" dlg:left="96" dlg:top="43" dlg:width="20" dlg:height="15" dlg:page="2" dlg:value="Hari" dlg:valign="center"/>
    <dlg:text dlg:id="Label6" dlg:tab-index="13" dlg:left="1" dlg:top="24" dlg:width="58" dlg:height="15" dlg:page="2" dlg:value="Nama Direktori" dlg:valign="center"/>
    <dlg:button dlg:id="CommandButton6" dlg:tab-index="14" dlg:left="4" dlg:top="145" dlg:width="44" dlg:height="28" dlg:page="2" dlg:value="Kembali Ke Pengaturan Awal" dlg:multiline="true">
      <script:event script:event-name="on-performaction" script:macro-name="vnd.sun.star.script:Standard.Module1.DefaultSetting?language=Basic&amp;location=document" script:language="Script"/>
    </dlg:button>
    <dlg:button dlg:id="CommandButton7" dlg:tab-index="15" dlg:left="116" dlg:top="43" dlg:width="44" dlg:height="28" dlg:page="2" dlg:value="AKTIFKAN" dlg:multiline="true">
      <script:event script:event-name="on-performaction" script:macro-name="vnd.sun.star.script:Standard.Module1.ActivateSwitch?language=Basic&amp;location=document" script:language="Script"/>
    </dlg:button>
    <dlg:textfield dlg:id="TextField2" dlg:tab-index="16" dlg:left="70" dlg:top="6" dlg:width="86" dlg:height="12" dlg:page="2"/>
    <dlg:textfield dlg:id="TextField3" dlg:tab-index="17" dlg:disabled="true" dlg:left="70" dlg:top="23" dlg:width="86" dlg:height="12" dlg:page="2"/>
    <dlg:text dlg:id="Label7" dlg:tab-index="18" dlg:left="0" dlg:top="93" dlg:width="40" dlg:height="15" dlg:page="2" dlg:value="Sandi  Lama" dlg:valign="center"/>
    <dlg:textfield dlg:id="TextField4" dlg:tab-index="19" dlg:disabled="true" dlg:left="44" dlg:top="95" dlg:width="64" dlg:height="13" dlg:page="2"/>
    <dlg:text dlg:style-id="1" dlg:id="Label8" dlg:tab-index="20" dlg:left="19" dlg:top="82" dlg:width="126" dlg:height="47" dlg:page="1" dlg:value="APLIKASI&#10;BINA KARIR" dlg:align="center" dlg:valign="center"/>
  </dlg:bulletinboard>
</dlg:window>
</file>

<file path=Dialogs/Standard/Passwd.xml><?xml version="1.0" encoding="utf-8"?>
<!DOCTYPE window  PUBLIC '-//OpenOffice.org//DTD OfficeDocument 1.0//EN'  'dialog.dtd'>
<dlg:window xmlns:dlg="http://openoffice.org/2000/dialog" xmlns:script="http://openoffice.org/2000/script" dlg:id="Passwd" dlg:left="170" dlg:top="65" dlg:width="120" dlg:height="68" dlg:closeable="true" dlg:moveable="true">
  <dlg:styles>
    <dlg:style dlg:style-id="0" dlg:background-color="0xffffff"/>
  </dlg:styles>
  <dlg:bulletinboard>
    <dlg:textfield dlg:style-id="0" dlg:id="TextField1" dlg:tab-index="0" dlg:left="2" dlg:top="26" dlg:width="114" dlg:height="13" dlg:echochar="*"/>
    <dlg:text dlg:id="Label1" dlg:tab-index="1" dlg:left="2" dlg:top="4" dlg:width="116" dlg:height="10" dlg:value="Silahkan Masukkan Kata Sandi" dlg:align="center"/>
    <dlg:button dlg:id="CommandButton1" dlg:tab-index="2" dlg:left="76" dlg:top="50" dlg:width="40" dlg:height="15" dlg:value="Okay">
      <script:event script:event-name="on-performaction" script:macro-name="vnd.sun.star.script:Standard.Module1.Optionalstatement?language=Basic&amp;location=document" script:language="Script"/>
    </dlg:button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OpenDialog"/>
  <library:element library:name="Passwd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